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458d"/>
    </style:style>
    <style:style style:name="P2" style:family="paragraph" style:parent-style-name="Standard">
      <style:paragraph-properties fo:break-before="page"/>
      <style:text-properties officeooo:paragraph-rsid="001e458d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2681in" svg:height="4.0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6:54:55.764471056</meta:creation-date>
    <dc:date>2018-08-15T17:26:17.482600772</dc:date>
    <meta:editing-duration>PT10M44S</meta:editing-duration>
    <meta:editing-cycles>2</meta:editing-cycles>
    <meta:generator>LibreOffice/5.1.6.2$Linux_X86_64 LibreOffice_project/10m0$Build-2</meta:generator>
    <meta:document-statistic meta:table-count="0" meta:image-count="0" meta:object-count="1" meta:page-count="2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cm" svg:height="10.165cm" xlink:href="." xlink:type="simple" chart:class="chart:scatter" chart:style-name="ch1">
        <chart:title svg:x="8.71cm" svg:y="0.339cm" chart:style-name="ch2">
          <text:p>Time Factor (T.F)</text:p>
        </chart:title>
        <chart:legend svg:x="15.901cm" svg:y="2.234cm" style:legend-expansion="custom" chartooo:width="3.849cm" chartooo:height="1.237cm" style:legend-expansion-aspect-ratio="3.11156022635408" chart:style-name="ch3"/>
        <chart:plot-area chart:style-name="ch4" chart:data-source-has-labels="both" svg:x="0.644cm" svg:y="2.036cm" svg:width="19.869cm" svg:height="7.299cm">
          <chartooo:coordinate-region svg:x="1.371cm" svg:y="2.235cm" svg:width="18.955cm" svg:height="6.453cm"/>
          <chart:axis chart:dimension="x" chart:name="primary-x" chart:style-name="ch5" chartooo:axis-type="auto">
            <chart:title svg:x="10.005cm" svg:y="9.538cm" chart:style-name="ch6">
              <text:p>Robots</text:p>
            </chart:title>
            <chart:categories table:cell-range-address="local-table.$A$2:.$A$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C$2:.$C$9" chart:label-cell-address="local-table.$C$1" chart:class="chart:scatter">
            <chart:domain table:cell-range-address="local-table.$B$2:.$B$9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local-table.$D$2:.$D$9" chart:label-cell-address="local-table.$D$1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">
                <text:p>0.98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